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2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ina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894</text:p>
      <text:p text:style-name="P5">Month<text:tab/><text:tab/><text:tab/><text:tab/><text:tab/><text:tab/>Febr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Minneapolis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Wednesday/</text:p>
      <text:p text:style-name="P3">My dear Father,/</text:p>
      <text:p text:style-name="P3"><text:tab/>No doubt/ you were surprised at the/ intimation in Manuel's/ letter that he thought of/ going abroad. <text:s/>Well he/ has about decided to/ go and this is the way it/ happened./</text:p>
      <text:p text:style-name="P3">There is to be an Interna/tional Medical Convention/ in Rome in the latter/ part of March. <text:s/>The fares/ &amp; rates abroad are reduced/</text:p>
      <text:p text:style-name="P3"/>
      <text:p text:style-name="P3">[Page 2]</text:p>
      <text:p text:style-name="P3">and Dr. Hoegh and several/ other Minneapolisans/ are going. <text:s/>Both the Dr. &amp; Manuel/ have long talked of a vacation/ as both really need it being/ wearied with the daily grind/ as soon as I knew that/ Dr H. was going I used every/ influence to get Manuel/ to join him, as the opportunity/ was fine; I mean as regard/ his having the doctor as/ a companion, the season of/ the year, the reduced rates &amp;c./</text:p>
      <text:p text:style-name="P3"/>
      <text:p text:style-name="P3"><text:soft-page-break/>[Page 3]</text:p>
      <text:p text:style-name="P3">Manuel would not hear of it at first--1 because/ he did not want to go without me, 2 because/ times are hard, 3 because he had work on/ hand. <text:s/>Well as for me I would not go any/ how, and when his partners heard of the/ trip they insisted that the money would/ be forthcoming and the work must be managed/ as well as it could be for if Manuel waited/ to be free from work he would never go. <text:s/>We/ all feel sure that this trip will do him/ a world of good, and after all sorts and kinds of/</text:p>
      <text:p text:style-name="P3"/>
      <text:p text:style-name="P3">[Page 4]</text:p>
      <text:p text:style-name="P3">pressure he has consented./</text:p>
      <text:p text:style-name="P3">He will leave Minn the evening of/ March 6; and his vessel sails from N.Y./ on the 10th. <text:s/>It is the Columbia of the/ North German Lloyd. <text:s/>It stops at Gibraltar/ Mar. 18, Algiers Mar 19, Naples 21st. <text:s/>They/ will probably be at Rome, Florence, Venice/ Vienna Berlin Paris &amp; London and they/ will be home by the middle of May./ <text:s/>Manuel will of course see any of our/</text:p>
      <text:p text:style-name="P3"/>
      <text:p text:style-name="P3">[Page 5]</text:p>
      <text:p text:style-name="P3">relatives in Italy that/ you wish him to. <text:s/>Please/ send to him at once letters/ of introduction in all the/ cities mentioned in which you/ have acquaintances that/ he would care to meet. <text:s/>Dr./ Grass will no doubt introduce/ him to the Asmoneans. <text:s/>No doubt/ he will see the Lunels in Paris./ <text:s/>Put the addresses that you/ know on the letters/</text:p>
      <text:p text:style-name="P3">Now as regards me. <text:s/>We/ have interviewed our landlord/ &amp; shall know in a few/</text:p>
      <text:p text:style-name="P3"/>
      <text:p text:style-name="P3">[Page 6]</text:p>
      <text:p text:style-name="P3">days about the house./</text:p>
      <text:p text:style-name="P3">It is my plan at all/ events, to remain here/ a week after Manuel to/ settle up matters, then/ leave with Rose, per-/haps to visit Bradford/ and Scranton for a short/ time and to be home with/ you early in April Of/ course I will write you/ full details as soon/ as I know them./</text:p>
      <text:p text:style-name="P3"><text:tab/>I am happy to/</text:p>
      <text:p text:style-name="P3"/>
      <text:p text:style-name="P3">[Page 7]</text:p>
      <text:p text:style-name="P3">hear that you are feeling better./</text:p>
      <text:p text:style-name="P3"><text:tab/>With love to all/</text:p>
      <text:p text:style-name="P3"><text:tab/><text:tab/>Your Nin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4:15:48.29</meta:creation-date>
    <meta:document-statistic meta:table-count="0" meta:image-count="0" meta:object-count="0" meta:page-count="3" meta:paragraph-count="83" meta:word-count="637" meta:character-count="3721"/>
    <dc:date>2011-12-20T14:25:16.78</dc:date>
    <dc:creator>Penn Libraries</dc:creator>
    <meta:editing-duration>PT00H09M28S</meta:editing-duration>
    <meta:editing-cycles>1</meta:editing-cycles>
    <meta:generator>OpenOffice.org/3.2$Win32 OpenOffice.org_project/320m12$Build-9483</meta:generator>
  </office:meta>
</office:document-meta>
</file>